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19" calcext:value-type="float">
            <text:p>97,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47" calcext:value-type="float">
            <text:p>96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44" calcext:value-type="float">
            <text:p>96,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36" calcext:value-type="float">
            <text:p>97,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" calcext:value-type="float">
            <text:p>97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95" calcext:value-type="float">
            <text:p>96,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1" calcext:value-type="float">
            <text:p>97,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54" calcext:value-type="float">
            <text:p>95,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29" calcext:value-type="float">
            <text:p>97,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845" calcext:value-type="float">
            <text:p>96,845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25:54.171065451</meta:creation-date>
    <dc:date>2018-01-14T22:28:01.584663681</dc:date>
    <meta:editing-duration>PT2M9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